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rlito" fo:font-size="16pt" officeooo:rsid="000a28a3" officeooo:paragraph-rsid="000a28a3" style:font-size-asian="16pt" style:font-size-complex="16pt"/>
    </style:style>
    <style:style style:name="P2" style:family="paragraph" style:parent-style-name="Standard">
      <style:paragraph-properties fo:text-align="start" style:justify-single-word="false"/>
      <style:text-properties style:font-name="Carlito" fo:font-size="16pt" officeooo:rsid="00153383" officeooo:paragraph-rsid="00153383" style:font-size-asian="16pt" style:font-size-complex="16pt"/>
    </style:style>
    <style:style style:name="P3" style:family="paragraph" style:parent-style-name="Standard">
      <style:paragraph-properties fo:text-align="center" style:justify-single-word="false"/>
      <style:text-properties style:font-name="Carlito" fo:font-size="16pt" fo:font-weight="bold" officeooo:rsid="000a28a3" officeooo:paragraph-rsid="000a28a3"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Carlito" fo:font-size="16pt" style:text-underline-style="none" officeooo:rsid="00153383" officeooo:paragraph-rsid="00153383" style:font-size-asian="16pt" style:font-size-complex="16pt"/>
    </style:style>
    <style:style style:name="P5" style:family="paragraph" style:parent-style-name="Standard">
      <style:paragraph-properties fo:text-align="start" style:justify-single-word="false"/>
      <style:text-properties style:font-name="Carlito" officeooo:rsid="000d692f" officeooo:paragraph-rsid="000db92f"/>
    </style:style>
    <style:style style:name="P6" style:family="paragraph" style:parent-style-name="Standard">
      <style:paragraph-properties fo:text-align="start" style:justify-single-word="false"/>
      <style:text-properties style:font-name="Carlito" fo:font-size="12pt" officeooo:rsid="000a28a3" officeooo:paragraph-rsid="000a28a3" style:font-size-asian="10.5pt" style:font-size-complex="12pt"/>
    </style:style>
    <style:style style:name="P7" style:family="paragraph" style:parent-style-name="Standard">
      <style:paragraph-properties fo:text-align="start" style:justify-single-word="false"/>
      <style:text-properties style:font-name="Carlito" fo:font-size="12pt" officeooo:rsid="000a28a3" officeooo:paragraph-rsid="0010d4a8" style:font-size-asian="10.5pt" style:font-size-complex="12pt"/>
    </style:style>
    <style:style style:name="P8" style:family="paragraph" style:parent-style-name="Standard">
      <style:paragraph-properties fo:text-align="start" style:justify-single-word="false"/>
      <style:text-properties style:font-name="Carlito" fo:font-size="12pt" officeooo:rsid="00153383" officeooo:paragraph-rsid="00153383" style:font-size-asian="10.5pt" style:font-size-complex="12pt"/>
    </style:style>
    <style:style style:name="P9" style:family="paragraph" style:parent-style-name="Standard">
      <style:paragraph-properties fo:text-align="start" style:justify-single-word="false"/>
      <style:text-properties style:font-name="Carlito" fo:font-size="12pt" officeooo:rsid="00153383" officeooo:paragraph-rsid="0019cb68" style:font-size-asian="10.5pt" style:font-size-complex="12pt"/>
    </style:style>
    <style:style style:name="P10" style:family="paragraph" style:parent-style-name="Standard">
      <style:paragraph-properties fo:text-align="start" style:justify-single-word="false"/>
      <style:text-properties style:font-name="Carlito" fo:font-size="12pt" officeooo:rsid="001633cf" officeooo:paragraph-rsid="001633cf" style:font-size-asian="10.5pt" style:font-size-complex="12pt"/>
    </style:style>
    <style:style style:name="P11" style:family="paragraph" style:parent-style-name="Standard">
      <style:paragraph-properties fo:text-align="start" style:justify-single-word="false"/>
      <style:text-properties style:font-name="Carlito" fo:font-size="12pt" officeooo:rsid="0016456e" officeooo:paragraph-rsid="0016456e" style:font-size-asian="10.5pt" style:font-size-complex="12pt"/>
    </style:style>
    <style:style style:name="P12" style:family="paragraph" style:parent-style-name="Standard">
      <style:paragraph-properties fo:text-align="start" style:justify-single-word="false"/>
      <style:text-properties style:font-name="Carlito" fo:font-size="12pt" officeooo:rsid="001db1ff" officeooo:paragraph-rsid="001db1ff" style:font-size-asian="10.5pt" style:font-size-complex="12pt"/>
    </style:style>
    <style:style style:name="P13" style:family="paragraph" style:parent-style-name="Standard">
      <style:paragraph-properties fo:text-align="start" style:justify-single-word="false"/>
      <style:text-properties style:font-name="Carlito" fo:font-size="12pt" officeooo:rsid="00242cd3" officeooo:paragraph-rsid="00242cd3" style:font-size-asian="10.5pt" style:font-size-complex="12pt"/>
    </style:style>
    <style:style style:name="P14" style:family="paragraph" style:parent-style-name="Standard">
      <style:paragraph-properties fo:text-align="start" style:justify-single-word="false"/>
      <style:text-properties style:font-name="Carlito" fo:font-size="12pt" officeooo:rsid="000d692f" officeooo:paragraph-rsid="000db92f" style:font-size-asian="10.5pt" style:font-size-complex="12pt"/>
    </style:style>
    <style:style style:name="P15" style:family="paragraph" style:parent-style-name="Standard">
      <style:paragraph-properties fo:text-align="start" style:justify-single-word="false"/>
      <style:text-properties style:font-name="Carlito" fo:font-size="12pt" officeooo:rsid="000bccfb" officeooo:paragraph-rsid="000bccfb" style:font-size-asian="10.5pt" style:font-size-complex="12pt"/>
    </style:style>
    <style:style style:name="P16" style:family="paragraph" style:parent-style-name="Standard">
      <style:paragraph-properties fo:text-align="start" style:justify-single-word="false"/>
      <style:text-properties style:font-name="Carlito" fo:font-size="12pt" officeooo:rsid="000f0ab1" officeooo:paragraph-rsid="000f0ab1" style:font-size-asian="10.5pt" style:font-size-complex="12pt"/>
    </style:style>
    <style:style style:name="P17"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53383" officeooo:paragraph-rsid="00153383" style:font-size-asian="12pt" style:font-size-complex="12pt"/>
    </style:style>
    <style:style style:name="P18"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6456e" officeooo:paragraph-rsid="0016456e" style:font-size-asian="10.5pt" style:font-size-complex="12pt"/>
    </style:style>
    <style:style style:name="P19"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9cb68" officeooo:paragraph-rsid="0019cb68" style:font-size-asian="10.5pt" style:font-size-complex="12pt"/>
    </style:style>
    <style:style style:name="P20"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db1ff" officeooo:paragraph-rsid="001db1ff" style:font-size-asian="10.5pt" style:font-size-complex="12pt"/>
    </style:style>
    <style:style style:name="P21" style:family="paragraph" style:parent-style-name="Standard">
      <style:paragraph-properties fo:text-align="start" style:justify-single-word="false"/>
      <style:text-properties style:font-name="Carlito" fo:font-size="12pt" style:text-underline-style="none" officeooo:rsid="0016456e" officeooo:paragraph-rsid="0016456e" style:font-size-asian="10.5pt" style:font-size-complex="12pt"/>
    </style:style>
    <style:style style:name="P22" style:family="paragraph" style:parent-style-name="Standard">
      <style:paragraph-properties fo:text-align="start" style:justify-single-word="false"/>
      <style:text-properties style:font-name="Carlito" fo:font-size="12pt" style:text-underline-style="none" officeooo:rsid="0017ba67" officeooo:paragraph-rsid="0017ba67" style:font-size-asian="10.5pt" style:font-size-complex="12pt"/>
    </style:style>
    <style:style style:name="P23" style:family="paragraph" style:parent-style-name="Standard">
      <style:paragraph-properties fo:text-align="start" style:justify-single-word="false"/>
      <style:text-properties style:font-name="Carlito" fo:font-size="12pt" style:text-underline-style="none" officeooo:rsid="001db1ff" officeooo:paragraph-rsid="001db1ff" style:font-size-asian="10.5pt" style:font-size-complex="12pt"/>
    </style:style>
    <style:style style:name="P24" style:family="paragraph" style:parent-style-name="Standard">
      <style:paragraph-properties fo:text-align="start" style:justify-single-word="false"/>
      <style:text-properties style:font-name="Carlito" fo:font-size="12pt" style:text-underline-style="none" officeooo:rsid="001f2357" officeooo:paragraph-rsid="001f2357" style:font-size-asian="10.5pt" style:font-size-complex="12pt"/>
    </style:style>
    <style:style style:name="P25" style:family="paragraph" style:parent-style-name="Standard">
      <style:paragraph-properties fo:text-align="start" style:justify-single-word="false"/>
      <style:text-properties style:font-name="Carlito" fo:font-size="12pt" style:text-underline-style="none" officeooo:rsid="0021f199" officeooo:paragraph-rsid="0021f199" style:font-size-asian="10.5pt" style:font-size-complex="12pt"/>
    </style:style>
    <style:style style:name="P26" style:family="paragraph" style:parent-style-name="Standard">
      <style:paragraph-properties fo:text-align="start" style:justify-single-word="false"/>
      <style:text-properties style:font-name="Carlito" fo:font-size="12pt" style:text-underline-style="none" officeooo:rsid="0022e6f2" officeooo:paragraph-rsid="0022e6f2" style:font-size-asian="10.5pt" style:font-size-complex="12pt"/>
    </style:style>
    <style:style style:name="P27" style:family="paragraph" style:parent-style-name="Standard">
      <style:paragraph-properties fo:text-align="start" style:justify-single-word="false"/>
      <style:text-properties style:font-name="Carlito" officeooo:rsid="000a28a3" officeooo:paragraph-rsid="000a28a3"/>
    </style:style>
    <style:style style:name="P28" style:family="paragraph" style:parent-style-name="Standard" style:list-style-name="L1">
      <style:paragraph-properties fo:text-align="start" style:justify-single-word="false"/>
      <style:text-properties style:font-name="Carlito" fo:font-size="12pt" officeooo:rsid="000d692f" officeooo:paragraph-rsid="000db92f" style:font-size-asian="10.5pt" style:font-size-complex="12pt"/>
    </style:style>
    <style:style style:name="P29" style:family="paragraph" style:parent-style-name="Standard" style:list-style-name="L2">
      <style:paragraph-properties fo:text-align="start" style:justify-single-word="false"/>
      <style:text-properties style:font-name="Carlito" fo:font-size="12pt" officeooo:rsid="000d692f" officeooo:paragraph-rsid="000db92f" style:font-size-asian="10.5pt" style:font-size-complex="12pt"/>
    </style:style>
    <style:style style:name="P30" style:family="paragraph" style:parent-style-name="Standard" style:list-style-name="L2">
      <style:paragraph-properties fo:text-align="start" style:justify-single-word="false"/>
      <style:text-properties style:font-name="Carlito" fo:font-size="12pt" officeooo:rsid="000d692f" officeooo:paragraph-rsid="003c8843" style:font-size-asian="10.5pt" style:font-size-complex="12pt"/>
    </style:style>
    <style:style style:name="P31" style:family="paragraph" style:parent-style-name="Standard" style:list-style-name="L2">
      <style:paragraph-properties fo:text-align="start" style:justify-single-word="false"/>
      <style:text-properties style:font-name="Carlito" fo:font-size="12pt" officeooo:rsid="000d692f" officeooo:paragraph-rsid="00407e6e" style:font-size-asian="10.5pt" style:font-size-complex="12pt"/>
    </style:style>
    <style:style style:name="P32" style:family="paragraph" style:parent-style-name="Standard" style:list-style-name="L3">
      <style:paragraph-properties fo:text-align="start" style:justify-single-word="false"/>
      <style:text-properties style:font-name="Carlito" fo:font-size="12pt" officeooo:rsid="000db92f" officeooo:paragraph-rsid="000db92f" style:font-size-asian="10.5pt" style:font-size-complex="12pt"/>
    </style:style>
    <style:style style:name="P33" style:family="paragraph" style:parent-style-name="Standard" style:list-style-name="L3">
      <style:paragraph-properties fo:text-align="start" style:justify-single-word="false"/>
      <style:text-properties style:font-name="Carlito" fo:font-size="12pt" officeooo:rsid="000db92f" officeooo:paragraph-rsid="003e2f30" style:font-size-asian="10.5pt" style:font-size-complex="12pt"/>
    </style:style>
    <style:style style:name="P34" style:family="paragraph" style:parent-style-name="Standard" style:list-style-name="L3">
      <style:paragraph-properties fo:text-align="start" style:justify-single-word="false"/>
      <style:text-properties style:font-name="Carlito" fo:font-size="12pt" officeooo:rsid="000db92f" officeooo:paragraph-rsid="00418cbd" style:font-size-asian="10.5pt" style:font-size-complex="12pt"/>
    </style:style>
    <style:style style:name="P35" style:family="paragraph" style:parent-style-name="Standard" style:list-style-name="L3">
      <style:paragraph-properties fo:text-align="start" style:justify-single-word="false"/>
      <style:text-properties style:font-name="Carlito" fo:font-size="12pt" officeooo:rsid="0011741b" officeooo:paragraph-rsid="0011741b" style:font-size-asian="10.5pt" style:font-size-complex="12pt"/>
    </style:style>
    <style:style style:name="P36" style:family="paragraph" style:parent-style-name="Standard" style:list-style-name="L4">
      <style:paragraph-properties fo:text-align="start" style:justify-single-word="false"/>
      <style:text-properties style:font-name="Carlito" fo:font-size="12pt" officeooo:rsid="000a28a3" officeooo:paragraph-rsid="000a28a3" style:font-size-asian="10.5pt" style:font-size-complex="12pt"/>
    </style:style>
    <style:style style:name="P37" style:family="paragraph" style:parent-style-name="Standard" style:list-style-name="L5">
      <style:paragraph-properties fo:text-align="start" style:justify-single-word="false"/>
      <style:text-properties style:font-name="Carlito" fo:font-size="12pt" officeooo:rsid="000a28a3" officeooo:paragraph-rsid="000a28a3" style:font-size-asian="10.5pt" style:font-size-complex="12pt"/>
    </style:style>
    <style:style style:name="P38" style:family="paragraph" style:parent-style-name="Standard" style:list-style-name="L4">
      <style:paragraph-properties fo:text-align="start" style:justify-single-word="false"/>
      <style:text-properties style:font-name="Carlito" fo:font-size="12pt" officeooo:rsid="0026e106" officeooo:paragraph-rsid="0026e106" style:font-size-asian="10.5pt" style:font-size-complex="12pt"/>
    </style:style>
    <style:style style:name="P39" style:family="paragraph" style:parent-style-name="Standard" style:list-style-name="L5">
      <style:paragraph-properties fo:text-align="start" style:justify-single-word="false"/>
      <style:text-properties style:font-name="Carlito" fo:font-size="12pt" officeooo:rsid="000bccfb" officeooo:paragraph-rsid="000bccfb" style:font-size-asian="10.5pt" style:font-size-complex="12pt"/>
    </style:style>
    <style:style style:name="P40" style:family="paragraph" style:parent-style-name="Standard" style:list-style-name="L5">
      <style:paragraph-properties fo:text-align="start" style:justify-single-word="false"/>
      <style:text-properties style:font-name="Carlito" fo:font-size="12pt" officeooo:rsid="002efaa3" officeooo:paragraph-rsid="002efaa3" style:font-size-asian="10.5pt" style:font-size-complex="12pt"/>
    </style:style>
    <style:style style:name="P41" style:family="paragraph" style:parent-style-name="Standard">
      <style:paragraph-properties fo:text-align="start" style:justify-single-word="false"/>
      <style:text-properties style:font-name="Carlito" fo:font-size="12pt" officeooo:rsid="002efaa3" officeooo:paragraph-rsid="002efaa3" style:font-size-asian="10.5pt" style:font-size-complex="12pt"/>
    </style:style>
    <style:style style:name="P42" style:family="paragraph" style:parent-style-name="Standard" style:list-style-name="L6">
      <style:paragraph-properties fo:text-align="start" style:justify-single-word="false"/>
      <style:text-properties style:font-name="Carlito" fo:font-size="12pt" officeooo:rsid="000f0ab1" officeooo:paragraph-rsid="000f0ab1" style:font-size-asian="10.5pt" style:font-size-complex="12pt"/>
    </style:style>
    <style:style style:name="P43" style:family="paragraph" style:parent-style-name="Standard" style:list-style-name="L6">
      <style:paragraph-properties fo:text-align="start" style:justify-single-word="false"/>
      <style:text-properties style:font-name="Carlito" fo:font-size="12pt" officeooo:rsid="0010d4a8" officeooo:paragraph-rsid="0010d4a8" style:font-size-asian="10.5pt" style:font-size-complex="12pt"/>
    </style:style>
    <style:style style:name="P44" style:family="paragraph" style:parent-style-name="Standard" style:list-style-name="L6">
      <style:paragraph-properties fo:text-align="start" style:justify-single-word="false"/>
      <style:text-properties style:font-name="Carlito" fo:font-size="12pt" officeooo:rsid="0010d4a8" officeooo:paragraph-rsid="00465962" style:font-size-asian="10.5pt" style:font-size-complex="12pt"/>
    </style:style>
    <style:style style:name="P45" style:family="paragraph" style:parent-style-name="Standard" style:list-style-name="L7">
      <style:paragraph-properties fo:text-align="start" style:justify-single-word="false"/>
      <style:text-properties style:font-name="Carlito" fo:font-size="12pt" officeooo:rsid="00153383" officeooo:paragraph-rsid="001633cf" style:font-size-asian="10.5pt" style:font-size-complex="12pt"/>
    </style:style>
    <style:style style:name="P46" style:family="paragraph" style:parent-style-name="Standard" style:list-style-name="L7">
      <style:paragraph-properties fo:text-align="start" style:justify-single-word="false"/>
      <style:text-properties style:font-name="Carlito" fo:font-size="12pt" officeooo:rsid="001633cf" officeooo:paragraph-rsid="001633cf" style:font-size-asian="10.5pt" style:font-size-complex="12pt"/>
    </style:style>
    <style:style style:name="P47" style:family="paragraph" style:parent-style-name="Standard" style:list-style-name="L8">
      <style:paragraph-properties fo:text-align="start" style:justify-single-word="false"/>
      <style:text-properties style:font-name="Carlito" fo:font-size="12pt" officeooo:rsid="0016456e" officeooo:paragraph-rsid="0016456e" style:font-size-asian="10.5pt" style:font-size-complex="12pt"/>
    </style:style>
    <style:style style:name="P48" style:family="paragraph" style:parent-style-name="Standard" style:list-style-name="L1">
      <style:paragraph-properties fo:text-align="start" style:justify-single-word="false"/>
      <style:text-properties style:font-name="Carlito" fo:font-size="12pt" officeooo:rsid="003c131c" officeooo:paragraph-rsid="003c131c" style:font-size-asian="10.5pt" style:font-size-complex="12pt"/>
    </style:style>
    <style:style style:name="P49" style:family="paragraph" style:parent-style-name="Standard" style:list-style-name="L2">
      <style:paragraph-properties fo:text-align="start" style:justify-single-word="false"/>
      <style:text-properties style:font-name="Carlito" fo:font-size="12pt" officeooo:rsid="003f0216" officeooo:paragraph-rsid="003f0216" style:font-size-asian="10.5pt" style:font-size-complex="12pt"/>
    </style:style>
    <style:style style:name="P50" style:family="paragraph" style:parent-style-name="Standard" style:list-style-name="L1">
      <style:paragraph-properties fo:text-align="start" style:justify-single-word="false"/>
      <style:text-properties style:font-name="Carlito" fo:font-size="12pt" officeooo:rsid="0040fac4" officeooo:paragraph-rsid="0040fac4" style:font-size-asian="10.5pt" style:font-size-complex="12pt"/>
    </style:style>
    <style:style style:name="P51" style:family="paragraph" style:parent-style-name="Standard">
      <style:paragraph-properties fo:text-align="start" style:justify-single-word="false"/>
      <style:text-properties style:font-name="Carlito" fo:font-size="12pt" officeooo:rsid="004d896b" officeooo:paragraph-rsid="004d896b" style:font-size-asian="10.5pt" style:font-size-complex="12pt"/>
    </style:style>
    <style:style style:name="P52" style:family="paragraph" style:parent-style-name="Standard" style:list-style-name="L9">
      <style:paragraph-properties fo:text-align="start" style:justify-single-word="false"/>
      <style:text-properties style:font-name="Carlito" fo:font-size="12pt" officeooo:rsid="004d896b" officeooo:paragraph-rsid="004d896b" style:font-size-asian="10.5pt" style:font-size-complex="12pt"/>
    </style:style>
    <style:style style:name="P53" style:family="paragraph" style:parent-style-name="Standard">
      <style:paragraph-properties fo:text-align="start" style:justify-single-word="false"/>
      <style:text-properties style:font-name="Carlito" fo:font-size="12pt" officeooo:rsid="004ef8de" officeooo:paragraph-rsid="004ef8de" style:font-size-asian="10.5pt" style:font-size-complex="12pt"/>
    </style:style>
    <style:style style:name="P54" style:family="paragraph" style:parent-style-name="Standard" style:list-style-name="L10">
      <style:paragraph-properties fo:text-align="start" style:justify-single-word="false"/>
      <style:text-properties style:font-name="Carlito" fo:font-size="12pt" officeooo:rsid="004ef8de" officeooo:paragraph-rsid="004ef8de" style:font-size-asian="10.5pt" style:font-size-complex="12pt"/>
    </style:style>
    <style:style style:name="P55" style:family="paragraph" style:parent-style-name="Standard" style:list-style-name="L9">
      <style:paragraph-properties fo:text-align="start" style:justify-single-word="false"/>
      <style:text-properties style:font-name="Carlito" fo:font-size="12pt" officeooo:rsid="004ef8de" officeooo:paragraph-rsid="004ef8de" style:font-size-asian="10.5pt" style:font-size-complex="12pt"/>
    </style:style>
    <style:style style:name="P56" style:family="paragraph" style:parent-style-name="Standard" style:list-style-name="L10">
      <style:paragraph-properties fo:text-align="start" style:justify-single-word="false"/>
      <style:text-properties style:font-name="Carlito" fo:font-size="12pt" officeooo:rsid="00567bf9" officeooo:paragraph-rsid="00567bf9" style:font-size-asian="10.5pt" style:font-size-complex="12pt"/>
    </style:style>
    <style:style style:name="P57" style:family="paragraph" style:parent-style-name="Standard" style:list-style-name="L10">
      <style:paragraph-properties fo:text-align="start" style:justify-single-word="false"/>
      <style:text-properties style:font-name="Carlito" fo:font-size="12pt" officeooo:rsid="005d8799" officeooo:paragraph-rsid="005d8799" style:font-size-asian="10.5pt" style:font-size-complex="12pt"/>
    </style:style>
    <style:style style:name="P58" style:family="paragraph" style:parent-style-name="Standard" style:list-style-name="L10">
      <style:paragraph-properties fo:text-align="start" style:justify-single-word="false"/>
      <style:text-properties style:font-name="Carlito" fo:font-size="12pt" officeooo:rsid="005fbebd" officeooo:paragraph-rsid="005fbebd" style:font-size-asian="10.5pt" style:font-size-complex="12pt"/>
    </style:style>
    <style:style style:name="P59" style:family="paragraph" style:parent-style-name="Standard" style:list-style-name="L10">
      <style:paragraph-properties fo:text-align="start" style:justify-single-word="false"/>
      <style:text-properties style:font-name="Carlito" fo:font-size="12pt" officeooo:rsid="0066945a" officeooo:paragraph-rsid="0066945a" style:font-size-asian="10.5pt" style:font-size-complex="12pt"/>
    </style:style>
    <style:style style:name="P60" style:family="paragraph" style:parent-style-name="Standard" style:list-style-name="L5">
      <style:paragraph-properties fo:text-align="start" style:justify-single-word="false"/>
      <style:text-properties style:font-name="Carlito" officeooo:rsid="000bccfb" officeooo:paragraph-rsid="000bccfb"/>
    </style:style>
    <style:style style:name="P61" style:family="paragraph" style:parent-style-name="Standard">
      <style:paragraph-properties fo:text-align="start" style:justify-single-word="false" fo:break-before="page"/>
      <style:text-properties style:font-name="Carlito" fo:font-size="12pt" officeooo:rsid="000a28a3" officeooo:paragraph-rsid="0010d4a8"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db92f" style:font-size-asian="10.5pt" style:font-size-complex="12pt"/>
    </style:style>
    <style:style style:name="T3" style:family="text">
      <style:text-properties fo:font-size="12pt" officeooo:rsid="0013434c" style:font-size-asian="10.5pt" style:font-size-complex="12pt"/>
    </style:style>
    <style:style style:name="T4" style:family="text">
      <style:text-properties officeooo:rsid="000db92f"/>
    </style:style>
    <style:style style:name="T5" style:family="text">
      <style:text-properties officeooo:rsid="001633cf"/>
    </style:style>
    <style:style style:name="T6" style:family="text">
      <style:text-properties officeooo:rsid="0016456e"/>
    </style:style>
    <style:style style:name="T7" style:family="text">
      <style:text-properties officeooo:rsid="0018f135"/>
    </style:style>
    <style:style style:name="T8" style:family="text">
      <style:text-properties officeooo:rsid="001db1ff"/>
    </style:style>
    <style:style style:name="T9" style:family="text">
      <style:text-properties officeooo:rsid="001f2357"/>
    </style:style>
    <style:style style:name="T10" style:family="text">
      <style:text-properties officeooo:rsid="00200c41"/>
    </style:style>
    <style:style style:name="T11" style:family="text">
      <style:text-properties officeooo:rsid="0022e6f2"/>
    </style:style>
    <style:style style:name="T12" style:family="text">
      <style:text-properties officeooo:rsid="00242cd3"/>
    </style:style>
    <style:style style:name="T13" style:family="text">
      <style:text-properties style:text-underline-style="none"/>
    </style:style>
    <style:style style:name="T14" style:family="text">
      <style:text-properties style:text-underline-style="none" officeooo:rsid="00244c72"/>
    </style:style>
    <style:style style:name="T15" style:family="text">
      <style:text-properties style:text-underline-style="none" officeooo:rsid="0038867f"/>
    </style:style>
    <style:style style:name="T16" style:family="text">
      <style:text-properties style:text-underline-style="none" officeooo:rsid="005958b4"/>
    </style:style>
    <style:style style:name="T17" style:family="text">
      <style:text-properties officeooo:rsid="00269030"/>
    </style:style>
    <style:style style:name="T18" style:family="text">
      <style:text-properties officeooo:rsid="0029daad"/>
    </style:style>
    <style:style style:name="T19" style:family="text">
      <style:text-properties officeooo:rsid="002ab7fd"/>
    </style:style>
    <style:style style:name="T20" style:family="text">
      <style:text-properties officeooo:rsid="002cb12d"/>
    </style:style>
    <style:style style:name="T21" style:family="text">
      <style:text-properties officeooo:rsid="002d14e2"/>
    </style:style>
    <style:style style:name="T22" style:family="text">
      <style:text-properties officeooo:rsid="00340cf1"/>
    </style:style>
    <style:style style:name="T23" style:family="text">
      <style:text-properties officeooo:rsid="0034210e"/>
    </style:style>
    <style:style style:name="T24" style:family="text">
      <style:text-properties officeooo:rsid="00375f98"/>
    </style:style>
    <style:style style:name="T25" style:family="text">
      <style:text-properties officeooo:rsid="003c8843"/>
    </style:style>
    <style:style style:name="T26" style:family="text">
      <style:text-properties officeooo:rsid="003e2f30"/>
    </style:style>
    <style:style style:name="T27" style:family="text">
      <style:text-properties officeooo:rsid="00407e6e"/>
    </style:style>
    <style:style style:name="T28" style:family="text">
      <style:text-properties fo:color="#000000"/>
    </style:style>
    <style:style style:name="T29" style:family="text">
      <style:text-properties officeooo:rsid="00418cbd"/>
    </style:style>
    <style:style style:name="T30" style:family="text">
      <style:text-properties officeooo:rsid="0044b933"/>
    </style:style>
    <style:style style:name="T31" style:family="text">
      <style:text-properties officeooo:rsid="00465962"/>
    </style:style>
    <style:style style:name="T32" style:family="text">
      <style:text-properties officeooo:rsid="0047d50a"/>
    </style:style>
    <style:style style:name="T33" style:family="text">
      <style:text-properties officeooo:rsid="00527e8f"/>
    </style:style>
    <style:style style:name="T34" style:family="text">
      <style:text-properties officeooo:rsid="0062c4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text:p>
      <text:p text:style-name="P1"/>
      <text:p text:style-name="P1"/>
      <text:p text:style-name="P4">How to</text:p>
      <text:p text:style-name="P1"/>
      <text:p text:style-name="P5"><text:span text:style-name="T2">1</text:span><text:span text:style-name="T1">. How to generate results after detection / NMS / tracking</text:span></text:p>
      <text:list xml:id="list3688707903048913084" text:style-name="L1">
        <text:list-item>
          <text:p text:style-name="P28">Open Bgsubtrack.cpp</text:p>
        </text:list-item>
        <text:list-item>
          <text:p text:style-name="P28">Uncomment one of <text:span text:style-name="T17">the </text:span>DET_RES, NMS_RES, TRK_RES flags depending of what kind of results you want to output</text:p>
        </text:list-item>
        <text:list-item>
          <text:p text:style-name="P48">Compile it : g++ -std=c++11 <text:s/>-o testGlobal BgsubTrack.cpp `pkg-config --cflags --libs opencv`</text:p>
        </text:list-item>
        <text:list-item>
          <text:p text:style-name="P50">Launch it : ./testGlobal /input/video/A_d800mm_R8.mpg /input/SVM/model/openCV_model.xml <text:span text:style-name="T28">&gt;</text:span> /output/file/with/raw_results/A_d800mm_R8.csv</text:p>
        </text:list-item>
        <text:list-item>
          <text:p text:style-name="P28">When launching the software, redirect the output to the file you want. Extension of the output file should be « .csv »</text:p>
        </text:list-item>
      </text:list>
      <text:p text:style-name="P14"/>
      <text:p text:style-name="P14"><text:tab/>Detection results : </text:p>
      <text:list xml:id="list7902525455665537395" text:style-name="L2">
        <text:list-item>
          <text:p text:style-name="P30">Compile generate_results.cpp : <text:span text:style-name="T25">g++ -std=c++11 <text:s/>-o resultGen generate_results.cpp `pkg-config --cflags --libs opencv`</text:span></text:p>
        </text:list-item>
        <text:list-item>
          <text:p text:style-name="P31">Launch the script : .<text:span text:style-name="T27">/resultGen /your/detection/csv/file/A_d800mm_R1.csv /associated/GT/file/A_d800mm_R1.xgtf. The results are displayed in the console.</text:span></text:p>
          <text:p text:style-name="P31">-<text:span text:style-name="T27">h option is available.</text:span></text:p>
        </text:list-item>
        <text:list-item>
          <text:p text:style-name="P29">(optionnal) Uncomment TEST flag on top of the script to output a video showing ground truth, true positives and false positives. You should then modify the path in line 208 and line 217. Line 208 is the path to the output video you will create. Line 217 is the path to the dataset video used to produce the results.</text:p>
        </text:list-item>
        <text:list-item>
          <text:p text:style-name="P49">Do the same to generate detection results after NMS. Just change the input argument from your detection csv file to your « after NMS » csv file</text:p>
          <text:p text:style-name="P29"/>
        </text:list-item>
      </text:list>
      <text:p text:style-name="P14"><text:tab/>Tracking results : </text:p>
      <text:list xml:id="list8871937951879991724" text:style-name="L3">
        <text:list-item>
          <text:p text:style-name="P33">Compile generate_tracking_results.cpp : <text:span text:style-name="T26">g++ -std=c++11 <text:s/>-o trackingResGen generate_tracking_results.cpp `pkg-config --cflags --libs opencv`</text:span></text:p>
        </text:list-item>
        <text:list-item>
          <text:p text:style-name="P34">Launch the script : <text:s/><text:span text:style-name="T29">./trackingResGen /tracking/raw_results/A_d800mm_R7.csv /associated/GT/file/A_d800mm_R7.xgtf. The results are displayed in the console ; precision, recall and detected ratio metrics refer to « detection after tracking » results. -h option is available </text:span></text:p>
        </text:list-item>
        <text:list-item>
          <text:p text:style-name="P32">(optionnal) Uncomment TEST flag to output a video showing ground truth, true_positives and false positives. Paths can be modified in line 702 and 711.</text:p>
        </text:list-item>
        <text:list-item>
          <text:p text:style-name="P35">(optionnal) In BgsubTrack.cpp, uncomment VIZ flag to create a video showing tracklets with IDs.</text:p>
        </text:list-item>
      </text:list>
      <text:p text:style-name="P6"/>
      <text:p text:style-name="P6"><text:span text:style-name="T4">2</text:span>. How to generate results with background subtraction (MOG / frame difference)</text:p>
      <text:list xml:id="list5417230711484628839" text:style-name="L4">
        <text:list-item>
          <text:p text:style-name="P36"><text:span text:style-name="T18">O</text:span>pen Bgsubtrack.cpp</text:p>
        </text:list-item>
        <text:list-item>
          <text:p text:style-name="P36"><text:span text:style-name="T18">U</text:span>ncomment the flag corresponding to the method you want to use (FRAME_DIFF flag or MOG flag) line 23 and 24</text:p>
        </text:list-item>
        <text:list-item>
          <text:p text:style-name="P38"><text:span text:style-name="T30">Refer to part 1 to output the results you want (chose flag, compile, launch etc)</text:span></text:p>
        </text:list-item>
      </text:list>
      <text:p text:style-name="P6"/>
      <text:p text:style-name="P27"><text:soft-page-break/><text:span text:style-name="T2">3</text:span><text:span text:style-name="T1">. How to generate results without background subtraction (sliding windows over the whole image)</text:span></text:p>
      <text:list xml:id="list4525364969384262190" text:style-name="L5">
        <text:list-item>
          <text:p text:style-name="P37"><text:span text:style-name="T19">O</text:span>pen Bgsubtrack.cpp</text:p>
        </text:list-item>
        <text:list-item>
          <text:p text:style-name="P37"><text:span text:style-name="T20">C</text:span>omment both FRAME_DIFF and MOG flags</text:p>
        </text:list-item>
        <text:list-item>
          <text:p text:style-name="P39"><text:span text:style-name="T21">I</text:span>n main(), comment from line 660 to line 719. Comment line 723 and 724. Comment line 728, uncomment line 729. Comment line 766</text:p>
        </text:list-item>
        <text:list-item>
          <text:p text:style-name="P39">Comment « boundingLocations[i].x + » and « boundingLocations[i].y + » in line 740</text:p>
        </text:list-item>
        <text:list-item>
          <text:p text:style-name="P60"><text:span text:style-name="T1">Repeat the </text:span><text:span text:style-name="T3">previous</text:span><text:span text:style-name="T1"> step in line 761</text:span></text:p>
        </text:list-item>
        <text:list-item>
          <text:p text:style-name="P40">Follow part 1. to output the results you want</text:p>
        </text:list-item>
      </text:list>
      <text:p text:style-name="P41"/>
      <text:p text:style-name="P15"/>
      <text:p text:style-name="P16">4. How to create an SVM model</text:p>
      <text:list xml:id="list253590701936301858" text:style-name="L6">
        <text:list-item>
          <text:p text:style-name="P42">Split your samples in 4 groups : positive training samples, negative training samples, positive validation samples, negative validation samples.</text:p>
        </text:list-item>
        <text:list-item>
          <text:p text:style-name="P44">Compile TrainSVM : <text:span text:style-name="T31">g++ -std=c++11 <text:s/>-o trainSVM TrainSVM.cpp `pkg-config --cflags --libs opencv`</text:span></text:p>
        </text:list-item>
        <text:list-item>
          <text:p text:style-name="P43">Launch the script : ./<text:span text:style-name="T32">trainSVM /training/pos/samples/ /training/neg/samples/ /validation/pos/samples/ /validation/neg/samples/</text:span></text:p>
        </text:list-item>
        <text:list-item>
          <text:p text:style-name="P43">(optionnal) Modify the SVM’s C coefficient, the size of the detection window and the way this window slides in line 208 of TrainSVM.cpp. You can also modify the histogram’s number of bins.</text:p>
        </text:list-item>
        <text:list-item>
          <text:p text:style-name="P43">(optionnal) Modify SVM’s kernel in line 12 of TrainSVM.cpp</text:p>
        </text:list-item>
        <text:list-item>
          <text:p text:style-name="P43">(optionnal) Uncomment HARD_TRAINING flag (line 6) to do hard negative mining and retrain the SVM model with these new hard samples.</text:p>
        </text:list-item>
      </text:list>
      <text:p text:style-name="P7"/>
      <text:p text:style-name="P51">5. Train a neural network with keras</text:p>
      <text:list xml:id="list9074008933350969215" text:style-name="L9">
        <text:list-item>
          <text:p text:style-name="P52">Refer to fine_tuning_keras.odt</text:p>
        </text:list-item>
        <text:list-item>
          <text:p text:style-name="P55">By doing this step you should have a .hdf5 file which is the best model obtained after training</text:p>
        </text:list-item>
      </text:list>
      <text:p text:style-name="P51"/>
      <text:p text:style-name="P53">6. Produce results when using a neural network as feature extractor and classifier</text:p>
      <text:list xml:id="list2145425073328874237" text:style-name="L10">
        <text:list-item>
          <text:p text:style-name="P54">Edit BgsubTrack.py </text:p>
        </text:list-item>
        <text:list-item>
          <text:p text:style-name="P54">Line 32, 33, change one of the two flags (FRAME_DIFF, MOG) to False according to the background subtraction method you want to use</text:p>
        </text:list-item>
        <text:list-item>
          <text:p text:style-name="P54">Launch the script : python ./BgsubTrack.py <text:span text:style-name="T33">(you might need to move the script to « roberto’s work » directory to find data_feed import). If TF_slim imports make the script crash you can comment lines 16 to 19.</text:span></text:p>
        </text:list-item>
        <text:list-item>
          <text:p text:style-name="P56">If you do not want to use any background subtraction method :</text:p>
          <text:list>
            <text:list-item>
              <text:p text:style-name="P56">change both FRAME_DIFF and MOG flags to false</text:p>
            </text:list-item>
            <text:list-item>
              <text:p text:style-name="P56">Comment lines 429 to 434</text:p>
            </text:list-item>
            <text:list-item>
              <text:p text:style-name="P56">Comment line 438 and 441</text:p>
            </text:list-item>
            <text:list-item>
              <text:p text:style-name="P56">add : descriptors, roi = <text:span text:style-name="T13">bgsub</text:span><text:span text:style-name="T16">T</text:span><text:span text:style-name="T13">rack.slidingWindow</text:span>(frame) on line 442</text:p>
            </text:list-item>
            <text:list-item>
              <text:p text:style-name="P57">remove « boundingLocations[idxr][…] » on lines 446, 455, 456, 472, 473</text:p>
            </text:list-item>
            <text:list-item>
              <text:p text:style-name="P57">Indent lines 439 to 477 correctly, you should remove one step of indentation since we have removed a loop (<text:span text:style-name="T34">with</text:span> notepad ++ select lines &gt; edit &gt; indent &gt; decrease line indent)</text:p>
            </text:list-item>
            <text:list-item>
              <text:p text:style-name="P58">Launch the script</text:p>
            </text:list-item>
            <text:list-item>
              <text:p text:style-name="P59">Do not forget to put the script in its orginal state after that, or pull the original from git</text:p>
            </text:list-item>
          </text:list>
        </text:list-item>
      </text:list>
      <text:p text:style-name="P61"/>
      <text:p text:style-name="P2">Main idea of the algorithm</text:p>
      <text:p text:style-name="P2"/>
      <text:p text:style-name="P17">1. Background subtraction</text:p>
      <text:p text:style-name="P17"/>
      <text:p text:style-name="P8"><text:tab/>Given any image of the video we want to process, we first apply a background subtraction in order to extract foreground moving objects. We use this method because the UANDES dataset is composed of videos showing static scenes (neither the environment nor the lights are varying). </text:p>
      <text:p text:style-name="P8">We allow to use 2 different methods to apply the background subtraction :</text:p>
      <text:list xml:id="list4180142907646286814" text:style-name="L7">
        <text:list-item>
          <text:p text:style-name="P45">by using a Mixture of Gaussian<text:span text:style-name="T8">s</text:span> (MOG) which allows us to obtain a model of the background in the form of <text:span text:style-name="T22">a </text:span>probability map (each pixel is given a weight that represents its probability <text:span text:style-name="T5">to </text:span><text:s/>belong to the background or the foreground). <text:span text:style-name="T5">These weights are updated at each frame of the video. The way this background model evolves is defined by a learning rate coefficient which allows us to tune the weight’s variation step. </text:span></text:p>
          <text:p text:style-name="P46">For example with a low learning rate, we probably will not be able to segment a moving object that happens in a regions that did not vary for hundreds of frame. The weights associated with these pixels are really low because nothing happened in this region for hundreds <text:s/>of frame and when something finally happens the learning rate is too low to update the pixels’ weights enough to overpass the threshold segmenting foreground from background.</text:p>
        </text:list-item>
        <text:list-item>
          <text:p text:style-name="P46">by calculating the difference between two consecutive <text:span text:style-name="T6">frames</text:span></text:p>
        </text:list-item>
      </text:list>
      <text:p text:style-name="P10"/>
      <text:p text:style-name="P11">Background subtraction has cons such as :</text:p>
      <text:list xml:id="list991711620836101215" text:style-name="L8">
        <text:list-item>
          <text:p text:style-name="P47">sensitive<text:span text:style-name="T22">ness</text:span> to static objects of interest (non moving object will not be segmented)</text:p>
        </text:list-item>
        <text:list-item>
          <text:p text:style-name="P47">sensitive<text:span text:style-name="T22">ness</text:span> to pedestrian wearing clothes of the same color as the background</text:p>
        </text:list-item>
        <text:list-item>
          <text:p text:style-name="P47">sensitive<text:span text:style-name="T22">ness</text:span> to fast illumination changes</text:p>
        </text:list-item>
      </text:list>
      <text:p text:style-name="P11"/>
      <text:p text:style-name="P18">2. Selection of regions of interest</text:p>
      <text:p text:style-name="P18"/>
      <text:p text:style-name="P21"><text:tab/>Background subtraction will return a binary image with multiple objects. Most of them are not of interest (noise etc). In order to reduce this noise, we first apply a closing that will reduce the size of small fragmented objects. Then we extract contours in this binary closed image in order to calculate the minimal bounding rectangle of each contour. These rectangles are used to approximate the area of each contour. Given these areas we select regions which are of interest following a size criteria (the bounding rectangle must be big enough to contain human’s head and shoulders).</text:p>
      <text:p text:style-name="P22">If this condition is validated w<text:span text:style-name="T23">e</text:span> create a region of interest <text:span text:style-name="T7">which is bigger by 20 pixels on x and y axis from top left and bottom right corners than the minimal bounding rectangle. </text:span></text:p>
      <text:p text:style-name="P22"/>
      <text:p text:style-name="P19">3. Detection</text:p>
      <text:p text:style-name="P8"/>
      <text:p text:style-name="P9"><text:tab/><text:span text:style-name="T23">Then we apply a sliding window that will slide through each identified region of interest. Each time the sliding window is contained by the region of interest it will calculate an HOG (Histogram of Oriented Gradients) descriptor. All these descriptors will be fed to the trained classifier to decide whether the descriptor is a pedestrian or not. In our case the classifier is an SVM (Support Vector Machine) with linear kernel, but it could be any kind of classifier. </text:span></text:p>
      <text:p text:style-name="P12">After this step we possibly have multiple detections of the same head, that is why we apply a Non Maxima Suppression (NMS) to keep the detection in which we can have the highest confidence. <text:soft-page-break/>We defined the confidence as the distance to the hyperplane returned by the SVM for each descriptor. </text:p>
      <text:p text:style-name="P12"/>
      <text:p text:style-name="P20">4. Tracking</text:p>
      <text:p text:style-name="P20"/>
      <text:p text:style-name="P23"><text:tab/><text:span text:style-name="T9">Once we have our detections it will be used to update existing trackers or create new ones.</text:span></text:p>
      <text:p text:style-name="P24">Each detection will be used in 2 different ways depending on using KCF (Kernelized Correlation Filter) tracker of color histogram tracker.</text:p>
      <text:p text:style-name="P24"/>
      <text:p text:style-name="P24"><text:tab/>KCF tracker :</text:p>
      <text:p text:style-name="P24"><text:tab/><text:tab/>Each detection is used to validate <text:span text:style-name="T10">the filter’s prediction. If the detection shares a common area with the predicted area then the corresponding tracker is updated according to its prediction.</text:span></text:p>
      <text:p text:style-name="P24"/>
      <text:p text:style-name="P24"><text:tab/><text:span text:style-name="T10">Color histogram tracker : </text:span></text:p>
      <text:p text:style-name="P24"><text:tab/><text:tab/><text:span text:style-name="T10">The detection is used to calculate a color histogram which is compared with all the existing trackers. It is also used to validate location coherence. For an existing tracker we are calculating the common area between the detection and last tracked region. If the common area is sufficient enought then we calculate the distance between the detection’s histogram and the last tracked region’s histogram. If the distance is small enough, all the conditions are validated and we update the corresponding tracker with the new detection. </text:span></text:p>
      <text:p text:style-name="P24"/>
      <text:p text:style-name="P24"/>
      <text:p text:style-name="P25"><text:span text:style-name="T11">I</text:span>f the location coherence is not validated <text:span text:style-name="T11">(KCF) or the distance between 2 histograms is too big (color histograms) </text:span>then we use the last 2 tracked region<text:span text:style-name="T24">s</text:span> of the tracker to estimate a movement vector. Assuming the pedestrian is walking at a constant speed in a direction that remains the same as the one calculated with the last 2 tracked regions, we define a new region of interest centered on the estimated point. In this region of interest we apply the sliding window in order to re-detect the head. With this method we should detect only one head. Even if it is really approximative this method is not penalizing tracking performances as shown by the « ID changes » mesure which is equal to 0 for the 15 videos. However it could be a problem in denser scenes.</text:p>
      <text:p text:style-name="P26">When re-detecting a single head, this detection is used to update the tracker which was missing a measure update. </text:p>
      <text:p text:style-name="P26"/>
      <text:p text:style-name="P26">In the case <text:span text:style-name="T12">that the new detection is not sharing more than 10 % common area with all the already tracked regions, then the detection is assumed to be a new person and we use this detection to initialize a new tracker. </text:span></text:p>
      <text:p text:style-name="P26"/>
      <text:p text:style-name="P13"><text:span text:style-name="T13">If a tracker has lost its target for more than 5 </text:span><text:span text:style-name="T15">frames</text:span><text:span text:style-name="T13"> </text:span><text:span text:style-name="T14">then we terminate it and save it if the tracklets lasted longer than 20 frames </text:span><text:span text:style-name="T15">otherwise it is just deleted</text:span><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2:20:00.152840303</meta:creation-date>
    <dc:date>2017-09-27T12:17:55.167547080</dc:date>
    <meta:editing-duration>PT2H22M51S</meta:editing-duration>
    <meta:editing-cycles>57</meta:editing-cycles>
    <meta:generator>LibreOffice/5.1.6.2$Linux_X86_64 LibreOffice_project/10m0$Build-2</meta:generator>
    <meta:document-statistic meta:table-count="0" meta:image-count="0" meta:object-count="0" meta:page-count="4" meta:paragraph-count="82" meta:word-count="1701" meta:character-count="10148" meta:non-whitespace-character-count="8553"/>
  </office:meta>
</office:document-meta>
</file>